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design/Op3MetJEpmfqyPEOA476yG/Untitled?node-id=0-1&amp;p=f&amp;t=pyn8VdwFVwNJs1aM-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21:43:52.269109800</meta:creation-date>
    <dc:date>2025-10-29T21:44:07.4601386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97" meta:non-whitespace-character-count="97"/>
    <meta:generator>LibreOffice/25.8.2.2$Windows_X86_64 LibreOffice_project/d401f2107ccab8f924a8e2df40f573aab7605b6f</meta:generator>
  </office:meta>
</office:document-meta>
</file>